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</text:span><text:span text:style-name="T2">Editor/Add </text:span><text:span text:style-name="T2">new page</text:span></text:p>
            <text:p><text:span text:style-name="T2">- </text:span><text:span text:style-name="T3">Drag and </text:span><text:span text:style-name="T3">drop Content </text:span><text:span text:style-name="T3">Detail portlet to </text:span><text:span text:style-name="T3">this site</text:span></text:p>
            <text:p><text:span text:style-name="T3">- Click Edit </text:span><text:span text:style-name="T3">icon to edit this </text:span><text:span text:style-name="T3">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</text:span><text:span text:style-name="T4">Management/</text:span><text:span text:style-name="T4">acme/web </text:span><text:span text:style-name="T4">contents</text:span></text:p>
            <text:p>- Select <text:span text:style-name="T4">Site </text:span><text:span text:style-name="T4">editor/Add </text:span><text:span text:style-name="T4">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</text:span><text:span text:style-name="T2">folder</text:span> option</text:p>
            <text:p>- Click [<text:span text:style-name="T2">Select </text:span><text:span text:style-name="T2">folder path</text:span>] icon to select <text:span text:style-name="T2">web contents </text:span><text:span text:style-name="T2">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</text:span><text:span text:style-name="T2">Management/</text:span><text:span text:style-name="T2">acme/web </text:span><text:span text:style-name="T2">contents</text:span></text:p>
            <text:p><text:span text:style-name="T5">- Select </text:span><text:span text:style-name="T6">Site </text:span><text:span text:style-name="T6">editor/Add </text:span><text:span text:style-name="T6">new page</text:span><text:span text:style-name="T5"> to </text:span><text:span text:style-name="T5">create new </text:span><text:span text:style-name="T5">page. </text:span></text:p>
            <text:p><text:span text:style-name="T5">- Select page </text:span><text:span text:style-name="T5">node before </text:span><text:span text:style-name="T5">inputing Node </text:span><text:span text:style-name="T5">Name and </text:span><text:span text:style-name="T5">Display Name </text:span><text:span text:style-name="T5">then click </text:span><text:span text:style-name="T5">[</text:span><text:span text:style-name="T7">Next</text:span><text:span text:style-name="T5">] button</text:span></text:p>
            <text:p><text:span text:style-name="T5">- Select a page </text:span><text:span text:style-name="T5">layout </text:span><text:span text:style-name="T5">template</text:span></text:p>
            <text:p><text:span text:style-name="T5">- Click [</text:span><text:span text:style-name="T7">Next</text:span><text:span text:style-name="T5">] </text:span><text:span text:style-name="T5">button</text:span></text:p>
            <text:p><text:span text:style-name="T5">- Choose a </text:span><text:span text:style-name="T5">Content list </text:span><text:span text:style-name="T5">viewer portlet </text:span><text:span text:style-name="T5">by drag and </text:span><text:span text:style-name="T5">drop from </text:span><text:span text:style-name="T5">page editor</text:span></text:p>
            <text:p><text:span text:style-name="T5">- Click edit </text:span><text:span text:style-name="T5">portlet icon of </text:span><text:span text:style-name="T5">this Content </text:span><text:span text:style-name="T5">list viewer </text:span><text:span text:style-name="T5">portlet</text:span></text:p>
            <text:p>- Choose <text:span text:style-name="T2">by </text:span><text:span text:style-name="T2">contents</text:span> option</text:p>
            <text:p>- Click [<text:span text:style-name="T2">Select </text:span><text:span text:style-name="T2">folder path</text:span>] icon to some web contents/documents that you want to view</text:p>
            <text:p>- Click [<text:span text:style-name="T4">Save</text:span>] button in <text:span text:style-name="T3">Multiple </text:span><text:span text:style-name="T3">content </text:span><text:span text:style-name="T3">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</text:span><text:span text:style-name="T2">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4">Content</text:span> <text:span text:style-name="T4">E</text:span><text:span text:style-name="T2">xplorer/Sites </text:span><text:span text:style-name="T2">Managements</text:span><text:span text:style-name="T2">/acme</text:span></text:p>
            <text:p>- Add new document/web content and select it</text:p>
            <text:p>- Click <text:span text:style-name="T2">Manage </text:span><text:span text:style-name="T2">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</text:span><text:span text:style-name="T5">document/web </text:span><text:span text:style-name="T5">content into </text:span><text:span text:style-name="T5">SCV or CLV </text:span><text:span text:style-name="T5">page</text:span></text:p>
            <text:p><text:span text:style-name="T5">- Go to page </text:span><text:span text:style-name="T5">contains </text:span><text:span text:style-name="T5">document/web </text:span><text:span text:style-name="T5">content above</text:span></text:p>
            <text:p><text:span text:style-name="T5">- Change to </text:span><text:span text:style-name="T5">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Portal </text:span><text:span text:style-name="T2">Administratio</text:span><text:span text:style-name="T2">n /Page </text:span><text:span text:style-name="T2">managements</text:span></text:p>
            <text:p><text:span text:style-name="T8">Add Page:</text:span></text:p>
            <text:p>- Click [<text:span text:style-name="T2">Add </text:span><text:span text:style-name="T2">New Page</text:span>]</text:p>
            <text:p>- Input <text:span text:style-name="T2">Page </text:span><text:span text:style-name="T2">name</text:span> and <text:span text:style-name="T2">Page title</text:span> in <text:span text:style-name="T2">Page setting</text:span> tab</text:p>
            <text:p>- Select the layout in <text:span text:style-name="T2">Page </text:span><text:span text:style-name="T2">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</text:span><text:span text:style-name="T2">New Portal</text:span>] button</text:p>
            <text:p>- In <text:span text:style-name="T2">Portal </text:span><text:span text:style-name="T2">Setting tab</text:span>, input Portal Name</text:p>
            <text:p>- In <text:span text:style-name="T2">Permission </text:span><text:span text:style-name="T2">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</text:span><text:span text:style-name="T2">etter </text:span></text:p>
            <text:p><text:span text:style-name="T8">Add categor</text:span><text:span text:style-name="T10">y:</text:span></text:p>
            <text:p>- Click [<text:span text:style-name="T2">New </text:span><text:span text:style-name="T2">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</text:span><text:span text:style-name="T2">n</text:span>] button then select [<text:span text:style-name="T2">Edit </text:span><text:span text:style-name="T2">Category</text:span>] action</text:p>
            <text:p>- Make changes and save</text:p>
            <text:p><text:span text:style-name="T9">Delete </text:span><text:span text:style-name="T9">category</text:span>:</text:p>
            <text:p>- Click [<text:span text:style-name="T2">Administratio</text:span><text:span text:style-name="T2">n</text:span>] button then select [<text:span text:style-name="T2">Edit </text:span><text:span text:style-name="T2">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</text:span><text:span text:style-name="T2">etter </text:span></text:p>
            <text:p><text:span text:style-name="T8">Add </text:span><text:span text:style-name="T8">Subscription</text:span><text:span text:style-name="T2">:</text:span></text:p>
            <text:p>- Click [<text:span text:style-name="T2">New </text:span><text:span text:style-name="T2">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</text:span><text:span text:style-name="T9">Subscription</text:span>:</text:p>
            <text:p>- Select category that contanis subscription</text:p>
            <text:p>- then select a subscription by ticking on check box</text:p>
            <text:p>- Click [<text:span text:style-name="T2">Administratio</text:span><text:span text:style-name="T2">n</text:span>] button then select [<text:span text:style-name="T2">Edit</text:span>] action</text:p>
            <text:p>- Make changes and save</text:p>
            <text:p><text:span text:style-name="T9">Delete </text:span><text:span text:style-name="T9">Subscription</text:span>:</text:p>
            <text:p>- select a subscription by ticking on check box</text:p>
            <text:p>- Click [<text:span text:style-name="T2">Administratio</text:span><text:span text:style-name="T2">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</text:span><text:span text:style-name="T2">etter </text:span></text:p>
            <text:p><text:span text:style-name="T8">Create letter</text:span></text:p>
            <text:p>- Click [<text:span text:style-name="T4">New </text:span><text:span text:style-name="T4">letter</text:span>] action </text:p>
            <text:p>- Select date </text:p>
            <text:p>- Select a category and a subscription if need.</text:p>
            <text:p>- Click [<text:span text:style-name="T4">Update </text:span><text:span text:style-name="T4">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</text:span><text:span text:style-name="T12">[</text:span><text:span text:style-name="T13">Administratio</text:span><text:span text:style-name="T13">n</text:span><text:span text:style-name="T12">] button then </text:span><text:span text:style-name="T12">select [</text:span><text:span text:style-name="T13">Edit</text:span><text:span text:style-name="T12">] </text:span><text:span text:style-name="T12">action</text:span></text:p>
            <text:p><text:span text:style-name="T5">- Make </text:span><text:span text:style-name="T5">changes and </text:span><text:span text:style-name="T5">save</text:span></text:p>
            <text:p><text:span text:style-name="T14">Delete letter</text:span></text:p>
            <text:p><text:span text:style-name="T5">- Select a letter </text:span><text:span text:style-name="T5">by ticking on </text:span><text:span text:style-name="T5">check box</text:span></text:p>
            <text:p><text:span text:style-name="T5">- Click </text:span><text:span text:style-name="T5">[</text:span><text:span text:style-name="T7">Administratio</text:span><text:span text:style-name="T7">n</text:span><text:span text:style-name="T5">] button then </text:span><text:span text:style-name="T5">select [</text:span><text:span text:style-name="T7">Delete</text:span><text:span text:style-name="T5">] </text:span><text:span text:style-name="T5">action</text:span></text:p>
            <text:p><text:span text:style-name="T5">- Click [</text:span><text:span text:style-name="T7">OK</text:span><text:span text:style-name="T5">] </text:span><text:span text:style-name="T5">button in the </text:span><text:span text:style-name="T5">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</text:span><text:span text:style-name="T12">[</text:span><text:span text:style-name="T13">Administratio</text:span><text:span text:style-name="T13">n</text:span><text:span text:style-name="T12">] button then </text:span><text:span text:style-name="T12">select </text:span><text:span text:style-name="T12">[</text:span><text:span text:style-name="T13">Convert as </text:span><text:span text:style-name="T13">template</text:span><text:span text:style-name="T12">] </text:span><text:span text:style-name="T12">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</text:span><text:span text:style-name="T4">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31">- After </text:span><text:span text:style-name="T31">subscribing </text:span><text:span text:style-name="T31">news letter. </text:span><text:span text:style-name="T31">The </text:span><text:span text:style-name="T31">confirmation </text:span><text:span text:style-name="T31">letter <text:s/>is sent </text:span><text:span text:style-name="T31">to the inputed </text:span><text:span text:style-name="T31">email address </text:span><text:span text:style-name="T31">of user. If he </text:span><text:span text:style-name="T31">does not </text:span><text:span text:style-name="T31">confirm this </text:span><text:span text:style-name="T31">letter --&gt;he </text:span><text:span text:style-name="T31">cannot </text:span><text:span text:style-name="T31">received any </text:span><text:span text:style-name="T31">letters which </text:span><text:span text:style-name="T31">have the </text:span><text:span text:style-name="T31">subscription </text:span><text:span text:style-name="T31">subscribed </text:span><text:span text:style-name="T31">before. </text:span></text:p>
            <text:p><text:span text:style-name="T31">Just only open </text:span><text:span text:style-name="T31">email and click </text:span><text:span text:style-name="T31">“here” link in </text:span><text:span text:style-name="T31">the </text:span><text:span text:style-name="T31">confirmation </text:span><text:span text:style-name="T31">letter to finish </text:span><text:span text:style-name="T31">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Content </text:span><text:span text:style-name="T4">Explorer</text:span>, add an action for path folder of FCC portlet</text:p>
            <text:p>- Select <text:span text:style-name="T2">Contact Us</text:span> page then select <text:span text:style-name="T2">Site </text:span><text:span text:style-name="T2">Editor/Edit </text:span><text:span text:style-name="T2">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to </text:span><text:span text:style-name="T2">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</text:span><text:span text:style-name="T4">Generator</text:span></text:p>
            <text:p>- Put value in General tab</text:p>
            <text:p>- Next to <text:span text:style-name="T4">Form </text:span><text:span text:style-name="T4">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</text:span><text:span text:style-name="T4">nt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</text:span><text:span text:style-name="T4">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</text:span><text:span text:style-name="T4">d content list </text:span><text:span text:style-name="T4">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</text:span><text:span text:style-name="T4">nts</text:span> page</text:p>
            <text:p><text:span text:style-name="T15">- Click on any </text:span><text:span text:style-name="T15">category </text:span></text:p>
            <text:p><text:span text:style-name="T15">- Click on the </text:span><text:span text:style-name="T15">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</text:span><text:span text:style-name="T2">editor/Add </text:span><text:span text:style-name="T2">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</text:span><text:span text:style-name="T3">drop Category </text:span><text:span text:style-name="T3">Navigation, </text:span><text:span text:style-name="T3">Category </text:span><text:span text:style-name="T3">Content, and </text:span><text:span text:style-name="T3">Content by Url <text:s/></text:span><text:span text:style-name="T3">portlet to this </text:span><text:span text:style-name="T3">site</text:span></text:p>
            <text:p><text:span text:style-name="T3">- Config for </text:span><text:span text:style-name="T3">Category </text:span><text:span text:style-name="T3">Content </text:span><text:span text:style-name="T3">portlet: Select </text:span><text:span text:style-name="T3">the target </text:span><text:span text:style-name="T3">page: created </text:span><text:span text:style-name="T3">page above</text:span></text:p>
            <text:p><text:span text:style-name="T3">- Select new </text:span><text:span text:style-name="T3">created page</text:span></text:p>
            <text:p><text:span text:style-name="T3">- Select </text:span><text:span text:style-name="T3">category in </text:span><text:span text:style-name="T3">Category </text:span><text:span text:style-name="T3">Navigation </text:span><text:span text:style-name="T3">portlet</text:span></text:p>
            <text:p><text:span text:style-name="T3">- Click on title </text:span><text:span text:style-name="T3">of content in </text:span><text:span text:style-name="T3">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</text:span><text:span text:style-name="T4">ws</text:span> page</text:p>
            <text:p>- Open Edit mode</text:p>
            <text:p>- Click Quick Edit icon of <text:span text:style-name="T4">Parameterize</text:span><text:span text:style-name="T4">d content list </text:span><text:span text:style-name="T4">viewer</text:span></text:p>
            <text:p>- Change value in <text:span text:style-name="T4">Parameterize</text:span><text:span text:style-name="T4">d content list </text:span><text:span text:style-name="T4">viewer</text:span> configuration form and Save</text:p>
            <text:p>- Switch to View mode of <text:span text:style-name="T4">Parameterize</text:span><text:span text:style-name="T4">d content list </text:span><text:span text:style-name="T4">viewer</text:span></text:p>
          </table:table-cell>
          <table:table-cell table:style-name="ce20" office:value-type="string">
            <text:p>- <text:span text:style-name="T4">Parameterize</text:span><text:span text:style-name="T4">d content list </text:span><text:span text:style-name="T4">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</text:span><text:span text:style-name="T4">Explorer</text:span></text:p>
            <text:p>- Click <text:span text:style-name="T4">Add </text:span><text:span text:style-name="T4">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</text:span><text:span text:style-name="T3">folder icon in </text:span><text:span text:style-name="T3">action bar or </text:span><text:span text:style-name="T3">right click on </text:span><text:span text:style-name="T3">the main pane</text:span></text:p>
            <text:p><text:span text:style-name="T3">- Select type: </text:span><text:span text:style-name="T3">Content folder</text:span></text:p>
            <text:p><text:span text:style-name="T3">- Put name for </text:span><text:span text:style-name="T3">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</text:span><text:span text:style-name="T10">a folder and </text:span><text:span text:style-name="T10">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</text:span><text:span text:style-name="T3">folder icon in </text:span><text:span text:style-name="T3">action bar or </text:span><text:span text:style-name="T3">right click on </text:span><text:span text:style-name="T3">the main pane</text:span></text:p>
            <text:p><text:span text:style-name="T3">- Select type: </text:span><text:span text:style-name="T3">Document </text:span><text:span text:style-name="T3">folder</text:span></text:p>
            <text:p><text:span text:style-name="T3">- Put name for </text:span><text:span text:style-name="T3">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</text:span><text:span text:style-name="T15">a folder and </text:span><text:span text:style-name="T15">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</text:span><text:span text:style-name="T4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</text:span><text:span text:style-name="T3">Article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3">- Click </text:span><text:span text:style-name="T4">Save </text:span><text:span text:style-name="T4">as Draft</text:span></text:p>
            <text:p><text:span text:style-name="T10">- Click</text:span><text:span text:style-name="T4"> Close </text:span></text:p>
            <text:p><text:span text:style-name="T4">Delete </text:span><text:span text:style-name="T4">Document</text:span></text:p>
            <text:p><text:span text:style-name="T3">- Right click on </text:span><text:span text:style-name="T3">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</text:span><text:span text:style-name="T6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</text:span><text:span text:style-name="T3">File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9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</text:span><text:span text:style-name="T4">Document</text:span></text:p>
            <text:p><text:span text:style-name="T20">- Right click on </text:span><text:span text:style-name="T20">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</text:span><text:span text:style-name="T6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</text:span><text:span text:style-name="T3">File Plan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9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</text:span><text:span text:style-name="T4">Document</text:span></text:p>
            <text:p><text:span text:style-name="T20">- Right click on </text:span><text:span text:style-name="T20">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</text:span><text:span text:style-name="T6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</text:span><text:span text:style-name="T3">Sample Node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9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</text:span><text:span text:style-name="T4">Document</text:span></text:p>
            <text:p><text:span text:style-name="T20">- Right click on </text:span><text:span text:style-name="T20">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</text:span><text:span text:style-name="T6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</text:span><text:span text:style-name="T3">Kofax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9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</text:span><text:span text:style-name="T4">Document</text:span></text:p>
            <text:p><text:span text:style-name="T20">- Right click on </text:span><text:span text:style-name="T20">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</text:span><text:span text:style-name="T6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</text:span><text:span text:style-name="T3">:Podcast 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9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9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</text:span><text:span text:style-name="T4">Document</text:span></text:p>
            <text:p><text:span text:style-name="T20">- Right click on </text:span><text:span text:style-name="T20">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</text:span><text:span text:style-name="T6">Picture on </text:span><text:span text:style-name="T6">head layout </text:span><text:span text:style-name="T6">webcont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</text:span><text:span text:style-name="T3">:Free layout </text:span><text:span text:style-name="T3">webcontent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Picture </text:span><text:span text:style-name="T4">on head</text:span><text:span text:style-name="T6"> </text:span><text:span text:style-name="T6">layout </text:span><text:span text:style-name="T6">webcont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Picture </text:span><text:span text:style-name="T4">on head</text:span><text:span text:style-name="T6"> </text:span><text:span text:style-name="T6">layout </text:span><text:span text:style-name="T6">webcontent</text:span></text:p>
            <text:p><text:span text:style-name="T20">- Right click on </text:span><text:span text:style-name="T20">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</text:span><text:span text:style-name="T6">layout </text:span><text:span text:style-name="T6">webcont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</text:span><text:span text:style-name="T3">:Free layout </text:span><text:span text:style-name="T3">webcontent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Edit </text:span><text:span text:style-name="T6">Free </text:span><text:span text:style-name="T6">layout </text:span><text:span text:style-name="T6">webcont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6">- Click </text:span><text:span text:style-name="T17">Save </text:span><text:span text:style-name="T17">as Draft</text:span></text:p>
            <text:p><text:span text:style-name="T18">- Click</text:span><text:span text:style-name="T17"> Close </text:span></text:p>
            <text:p><text:span text:style-name="T4">Delete </text:span><text:span text:style-name="T6">Free </text:span><text:span text:style-name="T6">layout </text:span><text:span text:style-name="T6">webcontent</text:span></text:p>
            <text:p><text:span text:style-name="T21">- Right click on </text:span><text:span text:style-name="T21">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</text:span><text:span text:style-name="T15">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</text:span><text:span text:style-name="T3">icon in action </text:span><text:span text:style-name="T3">bar or right </text:span><text:span text:style-name="T3">click on the </text:span><text:span text:style-name="T3">main pane</text:span></text:p>
            <text:p><text:span text:style-name="T3">- Browse a file </text:span><text:span text:style-name="T3">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</text:span><text:span text:style-name="T3">a node and </text:span><text:span text:style-name="T3">select </text:span><text:span text:style-name="T4">Lock</text:span></text:p>
            <text:p><text:span text:style-name="T3">- Right click on </text:span><text:span text:style-name="T3">locked node </text:span><text:span text:style-name="T3">and 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</text:span><text:span text:style-name="T3">a node and </text:span><text:span text:style-name="T3">select </text:span><text:span text:style-name="T4">Rename</text:span></text:p>
            <text:p><text:span text:style-name="T3">- Put new </text:span><text:span text:style-name="T3">name/Title for </text:span><text:span text:style-name="T3">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</text:span><text:span text:style-name="T10">a node</text:span></text:p>
            <text:p><text:span text:style-name="T10">- Choose Add </text:span><text:span text:style-name="T10">to Favorite </text:span><text:span text:style-name="T10">option</text:span></text:p>
            <text:p><text:span text:style-name="T4">Remove </text:span><text:span text:style-name="T4">Favorite</text:span></text:p>
            <text:p><text:span text:style-name="T4">- </text:span><text:span text:style-name="T10">Perform to </text:span><text:span text:style-name="T10">add favorite for </text:span><text:span text:style-name="T10">a node</text:span></text:p>
            <text:p><text:span text:style-name="T10">- Right click on </text:span><text:span text:style-name="T10">the node, </text:span><text:span text:style-name="T10">choose </text:span><text:span text:style-name="T10">Remove form </text:span><text:span text:style-name="T10">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</text:span><text:span text:style-name="T22">a node and </text:span><text:span text:style-name="T22">choose </text:span><text:span text:style-name="T4">Download </text:span><text:span text:style-name="T4">and Allow </text:span><text:span text:style-name="T4">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</text:span><text:span text:style-name="T23">address is the </text:span><text:span text:style-name="T23">path of a folder </text:span><text:span text:style-name="T23">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</text:span><text:span text:style-name="T22">a node and </text:span><text:span text:style-name="T22">choose </text:span><text:span text:style-name="T4">Copy </text:span><text:span text:style-name="T4">URL to </text:span><text:span text:style-name="T4">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</text:span><text:span text:style-name="T10">nodes</text:span></text:p>
            <text:p><text:span text:style-name="T10">- Perform to </text:span><text:span text:style-name="T10">drag a node </text:span><text:span text:style-name="T10">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</text:span><text:span text:style-name="T3">document or </text:span><text:span text:style-name="T3">uploaded file</text:span></text:p>
            <text:p><text:span text:style-name="T3">- Click on </text:span><text:span text:style-name="T3">Tagging this </text:span><text:span text:style-name="T3">document </text:span><text:span text:style-name="T3">button in the </text:span><text:span text:style-name="T3">action bar </text:span></text:p>
            <text:p><text:span text:style-name="T3">- Choose </text:span><text:span text:style-name="T3">Private tag</text:span></text:p>
            <text:p><text:span text:style-name="T3">- Put name for </text:span><text:span text:style-name="T3">a tag</text:span></text:p>
            <text:p><text:span text:style-name="T3">- Click Save </text:span><text:span text:style-name="T3">button</text:span></text:p>
            <text:p><text:span text:style-name="T4">Edit Tag</text:span></text:p>
            <text:p><text:span text:style-name="T4">- </text:span><text:span text:style-name="T10">Click Tag </text:span><text:span text:style-name="T10">cloud on side </text:span><text:span text:style-name="T10">bar</text:span></text:p>
            <text:p><text:span text:style-name="T10">- Click Edit </text:span><text:span text:style-name="T10">private tags </text:span><text:span text:style-name="T10">icon</text:span></text:p>
            <text:p><text:span text:style-name="T10">- Click </text:span><text:span text:style-name="T10">corresponding </text:span><text:span text:style-name="T10">Edit of tag</text:span></text:p>
            <text:p><text:span text:style-name="T10">- Change </text:span><text:span text:style-name="T10">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</text:span><text:span text:style-name="T15">cloud on side </text:span><text:span text:style-name="T15">bar</text:span></text:p>
            <text:p><text:span text:style-name="T15">- Click Edit </text:span><text:span text:style-name="T15">private tags </text:span><text:span text:style-name="T15">icon</text:span></text:p>
            <text:p><text:span text:style-name="T15">- Click </text:span><text:span text:style-name="T15">corresponding </text:span><text:span text:style-name="T15">Remove Tag </text:span><text:span text:style-name="T15">of 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</text:span><text:span text:style-name="T5">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</text:span><text:span text:style-name="T3">document or </text:span><text:span text:style-name="T3">uploaded file</text:span></text:p>
            <text:p><text:span text:style-name="T3">- Click on </text:span><text:span text:style-name="T3">Tagging this </text:span><text:span text:style-name="T3">document </text:span><text:span text:style-name="T3">button in the </text:span><text:span text:style-name="T3">action bar </text:span></text:p>
            <text:p><text:span text:style-name="T3">- Choose </text:span><text:span text:style-name="T3">Public tag</text:span></text:p>
            <text:p><text:span text:style-name="T3">- Put name for </text:span><text:span text:style-name="T3">a tag</text:span></text:p>
            <text:p><text:span text:style-name="T3">- Click Save </text:span><text:span text:style-name="T3">button</text:span></text:p>
            <text:p><text:span text:style-name="T6">Edit Tag</text:span></text:p>
            <text:p><text:span text:style-name="T6">- </text:span><text:span text:style-name="T15">Click Tag </text:span><text:span text:style-name="T15">cloud on side </text:span><text:span text:style-name="T15">bar</text:span></text:p>
            <text:p><text:span text:style-name="T15">- Click Edit </text:span><text:span text:style-name="T15">private tags </text:span><text:span text:style-name="T15">icon</text:span></text:p>
            <text:p><text:span text:style-name="T15">- Click </text:span><text:span text:style-name="T15">corresponding </text:span><text:span text:style-name="T15">Edit of tag</text:span></text:p>
            <text:p><text:span text:style-name="T15">- Change </text:span><text:span text:style-name="T15">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</text:span><text:span text:style-name="T15">cloud on side </text:span><text:span text:style-name="T15">bar</text:span></text:p>
            <text:p><text:span text:style-name="T15">- Click Edit </text:span><text:span text:style-name="T15">private tags </text:span><text:span text:style-name="T15">icon</text:span></text:p>
            <text:p><text:span text:style-name="T15">- Click </text:span><text:span text:style-name="T15">corresponding </text:span><text:span text:style-name="T15">Remove Tag </text:span><text:span text:style-name="T15">of 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</text:span><text:span text:style-name="T3">document or </text:span><text:span text:style-name="T3">uploaded file</text:span></text:p>
            <text:p><text:span text:style-name="T3">- Click on </text:span><text:span text:style-name="T3">“Add/Edit </text:span><text:span text:style-name="T3">localize </text:span><text:span text:style-name="T3">content” icon </text:span><text:span text:style-name="T3">in the action </text:span><text:span text:style-name="T3">bar </text:span></text:p>
            <text:p><text:span text:style-name="T3">- Select “Add </text:span><text:span text:style-name="T3">Language” tab</text:span></text:p>
            <text:p><text:span text:style-name="T3">- Select new </text:span><text:span text:style-name="T3">language</text:span></text:p>
            <text:p><text:span text:style-name="T3">- Put content </text:span><text:span text:style-name="T3">for new </text:span><text:span text:style-name="T3">language</text:span></text:p>
            <text:p><text:span text:style-name="T3">- Click Save </text:span><text:span text:style-name="T3">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</text:span><text:span text:style-name="T3">document or </text:span><text:span text:style-name="T3">uploaded file</text:span></text:p>
            <text:p><text:span text:style-name="T3">- Click on “Add </text:span><text:span text:style-name="T3">Comment” </text:span><text:span text:style-name="T3">icon in the </text:span><text:span text:style-name="T3">action bar </text:span></text:p>
            <text:p><text:span text:style-name="T3">- Put content </text:span><text:span text:style-name="T3">for comment</text:span></text:p>
            <text:p><text:span text:style-name="T3">- Click Save </text:span><text:span text:style-name="T3">button</text:span></text:p>
            <text:p><text:span text:style-name="T4">Edit a </text:span><text:span text:style-name="T4">comment</text:span></text:p>
            <text:p><text:span text:style-name="T10">- Show </text:span><text:span text:style-name="T10">comment, click </text:span><text:span text:style-name="T10">on Edit icon, </text:span><text:span text:style-name="T10">perform to edit</text:span></text:p>
            <text:p><text:span text:style-name="T4">Delete a </text:span><text:span text:style-name="T4">comment</text:span></text:p>
            <text:p><text:span text:style-name="T10">- Show the </text:span><text:span text:style-name="T10">comment, click </text:span><text:span text:style-name="T10">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<text:span text:style-name="T10">- Select a </text:span><text:span text:style-name="T10">document/Uplo</text:span><text:span text:style-name="T10">aded file</text:span></text:p>
            <text:p><text:span text:style-name="T10">- Click on </text:span><text:span text:style-name="T10">“Manage </text:span><text:span text:style-name="T10">Publication” </text:span><text:span text:style-name="T10">icon in the </text:span><text:span text:style-name="T10">action bar</text:span></text:p>
            <text:p><text:span text:style-name="T10">- Click on </text:span><text:span text:style-name="T4">Stage</text:span></text:p>
            <text:p><text:span text:style-name="T10">- Setting time </text:span><text:span text:style-name="T10">in </text:span><text:span text:style-name="T24">From</text:span><text:span text:style-name="T10"> and </text:span><text:span text:style-name="T4">To</text:span><text:span text:style-name="T10"> 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</text:span><text:span text:style-name="T10">document/Uplo</text:span><text:span text:style-name="T10">aded file</text:span></text:p>
            <text:p><text:span text:style-name="T10">- Click on </text:span><text:span text:style-name="T10">“Manage </text:span><text:span text:style-name="T10">Category” icon </text:span><text:span text:style-name="T10">in the action </text:span><text:span text:style-name="T10">bar</text:span></text:p>
            <text:p><text:span text:style-name="T10">- Select </text:span><text:span text:style-name="T10">category to </text:span><text:span text:style-name="T10">add for </text:span><text:span text:style-name="T10">document/Uplo</text:span><text:span text:style-name="T10">aded file</text:span></text:p>
            <text:p><text:span text:style-name="T26">Delete </text:span><text:span text:style-name="T26">category</text:span></text:p>
            <text:p><text:span text:style-name="T10">- Click on </text:span><text:span text:style-name="T10">corresponding </text:span><text:span text:style-name="T10">Delete icon of </text:span><text:span text:style-name="T10">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</text:span><text:span text:style-name="T3">“Manage </text:span><text:span text:style-name="T3">Relation” icon </text:span><text:span text:style-name="T3">in the action </text:span><text:span text:style-name="T3">bar</text:span></text:p>
            <text:p><text:span text:style-name="T3">- Go to Select </text:span><text:span text:style-name="T3">Relation tab</text:span></text:p>
            <text:p><text:span text:style-name="T3">- Select </text:span><text:span text:style-name="T3">document to </text:span><text:span text:style-name="T3">add relation for </text:span><text:span text:style-name="T3">document/uplo</text:span><text:span text:style-name="T3">aded file</text:span></text:p>
            <text:p><text:span text:style-name="T4">Delete </text:span><text:span text:style-name="T4">relation</text:span></text:p>
            <text:p><text:span text:style-name="T3">- Go to </text:span><text:span text:style-name="T3">Manage </text:span><text:span text:style-name="T3">relation list tab</text:span></text:p>
            <text:p><text:span text:style-name="T3">- Click on </text:span><text:span text:style-name="T3">corresponding </text:span><text:span text:style-name="T3">Delete icon of </text:span><text:span text:style-name="T3">Relation </text:span></text:p>
            <text:p><text:span text:style-name="T6">Show </text:span><text:span text:style-name="T6">Relation</text:span></text:p>
            <text:p><text:span text:style-name="T15">- Select the </text:span><text:span text:style-name="T15">node which Is </text:span><text:span text:style-name="T15">added relation</text:span></text:p>
            <text:p><text:span text:style-name="T5">- Click </text:span><text:span text:style-name="T5">Show/Hide </text:span><text:span text:style-name="T5">Relation icon </text:span><text:span text:style-name="T5">on action bar</text:span></text:p>
            <text:p><text:span text:style-name="T6">Hide Relation</text:span></text:p>
            <text:p><text:span text:style-name="T5">- Click </text:span><text:span text:style-name="T5">Show/Hide </text:span><text:span text:style-name="T5">Relation icon </text:span><text:span text:style-name="T5">on action bar </text:span><text:span text:style-name="T5">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</text:span><text:span text:style-name="T4">properties</text:span></text:p>
            <text:p><text:span text:style-name="T22">- Create a </text:span><text:span text:style-name="T22">node</text:span></text:p>
            <text:p><text:span text:style-name="T22">- Select this </text:span><text:span text:style-name="T22">node</text:span></text:p>
            <text:p><text:span text:style-name="T22">- Click on View </text:span><text:span text:style-name="T22">node </text:span><text:span text:style-name="T22">Properties on </text:span><text:span text:style-name="T22">action bar</text:span></text:p>
            <text:p><text:span text:style-name="T4">Add </text:span><text:span text:style-name="T4">properties</text:span></text:p>
            <text:p><text:span text:style-name="T10">- Go to Add </text:span><text:span text:style-name="T10">new properties </text:span><text:span text:style-name="T10">Tab</text:span></text:p>
            <text:p><text:span text:style-name="T10">- Perform to </text:span><text:span text:style-name="T10">add new a </text:span><text:span text:style-name="T10">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</text:span><text:span text:style-name="T3">Export button</text:span></text:p>
            <text:p><text:span text:style-name="T3">Import node</text:span></text:p>
            <text:p><text:span text:style-name="T3">- Choose </text:span><text:span text:style-name="T3">format for </text:span><text:span text:style-name="T3">exported file</text:span></text:p>
            <text:p><text:span text:style-name="T3">- Click on </text:span><text:span text:style-name="T3">Export button</text:span></text:p>
            <text:p><text:span text:style-name="T4">Import node</text:span></text:p>
            <text:p><text:span text:style-name="T10">- Go to a </text:span><text:span text:style-name="T10">destination </text:span><text:span text:style-name="T10">node</text:span></text:p>
            <text:p><text:span text:style-name="T10">- Click Import </text:span><text:span text:style-name="T10">button</text:span></text:p>
            <text:p><text:span text:style-name="T10">- Choose valid </text:span><text:span text:style-name="T10">file to import</text:span></text:p>
            <text:p><text:span text:style-name="T10">- Click Import </text:span><text:span text:style-name="T10">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</text:span><text:span text:style-name="T3">“View </text:span><text:span text:style-name="T3">Permission” </text:span><text:span text:style-name="T3">icon in action </text:span><text:span text:style-name="T3">bar</text:span></text:p>
            <text:p><text:span text:style-name="T4">Add </text:span><text:span text:style-name="T4">permission </text:span><text:span text:style-name="T4">for node</text:span></text:p>
            <text:p><text:span text:style-name="T10">- Choose </text:span><text:span text:style-name="T10">user/group to </text:span><text:span text:style-name="T10">add </text:span><text:span text:style-name="T10">permission</text:span></text:p>
            <text:p><text:span text:style-name="T10">- Click Save</text:span></text:p>
            <text:p><text:span text:style-name="T4">Edit </text:span><text:span text:style-name="T4">permission of </text:span><text:span text:style-name="T4">node</text:span></text:p>
            <text:p><text:span text:style-name="T10">- Click </text:span><text:span text:style-name="T10">corresponding </text:span><text:span text:style-name="T10">Edit icon of </text:span><text:span text:style-name="T10">user/group</text:span></text:p>
            <text:p><text:span text:style-name="T10">- Change </text:span><text:span text:style-name="T10">permission</text:span></text:p>
            <text:p><text:span text:style-name="T4">Delete </text:span><text:span text:style-name="T4">permission</text:span></text:p>
            <text:p><text:span text:style-name="T10">- Click </text:span><text:span text:style-name="T10">corresponding </text:span><text:span text:style-name="T10">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</text:span><text:span text:style-name="T4">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</text:span><text:span text:style-name="T5">Auditing on </text:span><text:span text:style-name="T5">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</text:span><text:span text:style-name="T4">structure</text:span></text:p>
            <text:p>- Go to a driver</text:p>
            <text:p>- Click on Show/Hide Like Structure</text:p>
            <text:p><text:span text:style-name="T4">Show Like </text:span><text:span text:style-name="T4">Structure</text:span></text:p>
            <text:p><text:span text:style-name="T15">- Click on </text:span><text:span text:style-name="T15">Show/Hide </text:span><text:span text:style-name="T15">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</text:span><text:span text:style-name="T3">keyword into </text:span><text:span text:style-name="T3">Search field </text:span><text:span text:style-name="T3">above action </text:span><text:span text:style-name="T3">bar</text:span></text:p>
            <text:p><text:span text:style-name="T3">- Click </text:span><text:span text:style-name="T4">Quick </text:span><text:span text:style-name="T4">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7">Search </text:span></text:p>
            <text:p><text:span text:style-name="T28">- Click Saved </text:span><text:span text:style-name="T28">Searched icon </text:span><text:span text:style-name="T28">on action bar</text:span></text:p>
            <text:p><text:span text:style-name="T28">- Click </text:span><text:span text:style-name="T28">Advanced </text:span><text:span text:style-name="T28">Search icon</text:span></text:p>
            <text:p><text:span text:style-name="T28">- Input </text:span><text:span text:style-name="T28">Constraint to </text:span><text:span text:style-name="T28">search </text:span></text:p>
            <text:p><text:span text:style-name="T28">- Click </text:span><text:span text:style-name="T27">Search</text:span><text:span text:style-name="T28"> </text:span><text:span text:style-name="T28">button</text:span></text:p>
            <text:p><text:span text:style-name="T2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</text:span><text:span text:style-name="T6">query</text:span></text:p>
            <text:p><text:span text:style-name="T15">- Go to New </text:span><text:span text:style-name="T15">query tab</text:span></text:p>
            <text:p><text:span text:style-name="T15">- perform to </text:span><text:span text:style-name="T15">create a query</text:span></text:p>
            <text:p><text:span text:style-name="T6">Execute a </text:span><text:span text:style-name="T6">existed query</text:span></text:p>
            <text:p><text:span text:style-name="T15">- Go to Saved </text:span><text:span text:style-name="T15">query</text:span></text:p>
            <text:p><text:span text:style-name="T15">- <text:s/>Click </text:span><text:span text:style-name="T15">Execute <text:s/>icon </text:span><text:span text:style-name="T15">of a save </text:span><text:span text:style-name="T15">query</text:span></text:p>
            <text:p><text:span text:style-name="T6">Edit Query</text:span></text:p>
            <text:p><text:span text:style-name="T15">- Go to Saved </text:span><text:span text:style-name="T15">query</text:span></text:p>
            <text:p><text:span text:style-name="T15">- Click on </text:span><text:span text:style-name="T15">corresponding </text:span><text:span text:style-name="T15">Edit icon of a </text:span><text:span text:style-name="T15">query</text:span></text:p>
            <text:p><text:span text:style-name="T15">- perform to </text:span><text:span text:style-name="T15">edit the query</text:span></text:p>
            <text:p><text:span text:style-name="T6">Delete Query</text:span></text:p>
            <text:p><text:span text:style-name="T15">- Go to Saved </text:span><text:span text:style-name="T15">query</text:span></text:p>
            <text:p><text:span text:style-name="T15">- Click on </text:span><text:span text:style-name="T15">corresponding </text:span><text:span text:style-name="T15">Delete icon of </text:span><text:span text:style-name="T15">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</text:span><text:span text:style-name="T4">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</text:span><text:span text:style-name="T10">corresponding </text:span><text:span text:style-name="T10">Delete icon of </text:span><text:span text:style-name="T10">a 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</text:span><text:span text:style-name="T2">Tag</text:span></text:p>
            <text:p><text:span text:style-name="T15">- Go to </text:span><text:span text:style-name="T6">Content </text:span><text:span text:style-name="T6">Administratio</text:span><text:span text:style-name="T6">n/Categories</text:span><text:span text:style-name="T6">&amp;Tags/Manag</text:span><text:span text:style-name="T6">e Tags</text:span></text:p>
            <text:p><text:span text:style-name="T15">- Click on Add </text:span><text:span text:style-name="T15">style button </text:span></text:p>
            <text:p><text:span text:style-name="T15">- Input </text:span><text:span text:style-name="T15">required field</text:span></text:p>
            <text:p><text:span text:style-name="T15">- Click Update</text:span></text:p>
            <text:p><text:span text:style-name="T2">Edit a tag</text:span></text:p>
            <text:p><text:span text:style-name="T3">- Click </text:span><text:span text:style-name="T3">corresponding </text:span><text:span text:style-name="T3">Edit icon <text:s/>with </text:span><text:span text:style-name="T3">folksonomy </text:span><text:span text:style-name="T3">you want to </text:span><text:span text:style-name="T3">edit</text:span></text:p>
            <text:p><text:span text:style-name="T3">- Put new </text:span><text:span text:style-name="T3">value</text:span></text:p>
            <text:p><text:span text:style-name="T3">- Click Update </text:span><text:span text:style-name="T3">button</text:span></text:p>
            <text:p><text:span text:style-name="T4">Delete Tag</text:span></text:p>
            <text:p><text:span text:style-name="T20">- Click </text:span><text:span text:style-name="T20">corresponding </text:span><text:span text:style-name="T20">Delete icon <text:s/></text:span><text:span text:style-name="T20">with </text:span><text:span text:style-name="T20">folksonomy </text:span><text:span text:style-name="T20">you want to </text:span><text:span text:style-name="T20">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</text:span><text:span text:style-name="T4">taxonomy </text:span><text:span text:style-name="T4">tree</text:span></text:p>
            <text:p><text:span text:style-name="T15">- Go to </text:span><text:span text:style-name="T6">Content </text:span><text:span text:style-name="T6">Administratio</text:span><text:span text:style-name="T6">n/Categories</text:span><text:span text:style-name="T6">&amp;Tags/Manag</text:span><text:span text:style-name="T6">e Categories</text:span></text:p>
            <text:p><text:span text:style-name="T15">- Click on Add </text:span><text:span text:style-name="T15">Taxonomy tree </text:span><text:span text:style-name="T15">button</text:span></text:p>
            <text:p><text:span text:style-name="T15">- Input </text:span><text:span text:style-name="T15">required field</text:span></text:p>
            <text:p>- Add/copy/cut/paste/delete category in taxonomy tree</text:p>
            <text:p><text:span text:style-name="T4">Edit The </text:span><text:span text:style-name="T4">Taxonomy </text:span><text:span text:style-name="T4">tree</text:span></text:p>
            <text:p><text:span text:style-name="T20">- Click Edit </text:span><text:span text:style-name="T20">icon </text:span><text:span text:style-name="T20">corresponding </text:span><text:span text:style-name="T20">with taxonomy </text:span><text:span text:style-name="T20">tree you want </text:span><text:span text:style-name="T20">to edit</text:span></text:p>
            <text:p><text:span text:style-name="T20">- Perform to </text:span><text:span text:style-name="T20">edit</text:span></text:p>
            <text:p><text:span text:style-name="T6">Delete </text:span><text:span text:style-name="T6">Taxonomy</text:span></text:p>
            <text:p><text:span text:style-name="T20">- Click </text:span><text:span text:style-name="T20">corresponding </text:span><text:span text:style-name="T20">Delete icon <text:s/></text:span><text:span text:style-name="T20">with taxonomy </text:span><text:span text:style-name="T20">tree you want </text:span><text:span text:style-name="T20">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</text:span><text:span text:style-name="T2">template </text:span><text:span text:style-name="T2">when put </text:span><text:span text:style-name="T2">valid value in </text:span><text:span text:style-name="T2">fields</text:span></text:p>
            <text:p><text:span text:style-name="T15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Templates</text:span></text:p>
            <text:p><text:span text:style-name="T3">- Click Add </text:span><text:span text:style-name="T3">button </text:span></text:p>
            <text:p><text:span text:style-name="T3">- Put value in </text:span><text:span text:style-name="T3">required fields</text:span></text:p>
            <text:p><text:span text:style-name="T3">- Click Save </text:span><text:span text:style-name="T3">button</text:span></text:p>
            <text:p><text:span text:style-name="T4">Edit </text:span><text:span text:style-name="T4">template : </text:span></text:p>
            <text:p><text:span text:style-name="T10">- Click on </text:span><text:span text:style-name="T10">corresponding </text:span><text:span text:style-name="T10">Edit icon of </text:span><text:span text:style-name="T10">template you </text:span><text:span text:style-name="T10">want to edit</text:span></text:p>
            <text:p><text:span text:style-name="T10">- perform to </text:span><text:span text:style-name="T10">edit The </text:span><text:span text:style-name="T10">tempate</text:span></text:p>
            <text:p><text:span text:style-name="T10">- Click Save </text:span><text:span text:style-name="T10">button</text:span></text:p>
            <text:p><text:span text:style-name="T10">Delete </text:span><text:span text:style-name="T10">Template</text:span></text:p>
            <text:p><text:span text:style-name="T15">- Click on </text:span><text:span text:style-name="T15">corresponding </text:span><text:span text:style-name="T15">Delete icon of </text:span><text:span text:style-name="T15">template you </text:span><text:span text:style-name="T15">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Metadata</text:span></text:p>
            <text:p><text:span text:style-name="T4">View </text:span><text:span text:style-name="T4">Metadata</text:span></text:p>
            <text:p><text:span text:style-name="T4">- </text:span><text:span text:style-name="T10">Click </text:span><text:span text:style-name="T10">corresponding </text:span><text:span text:style-name="T10">View icon of </text:span><text:span text:style-name="T10">Metadata you </text:span><text:span text:style-name="T10">want to View</text:span></text:p>
            <text:p><text:span text:style-name="T4">Edit Metadata</text:span></text:p>
            <text:p><text:span text:style-name="T6">- </text:span><text:span text:style-name="T15">Click </text:span><text:span text:style-name="T15">corresponding </text:span><text:span text:style-name="T15">Edit icon of </text:span><text:span text:style-name="T15">Metadata you </text:span><text:span text:style-name="T15">want to edit</text:span></text:p>
            <text:p><text:span text:style-name="T15">- Perform to </text:span><text:span text:style-name="T15">edit</text:span></text:p>
            <text:p><text:span text:style-name="T15">- Click Apply</text:span></text:p>
            <text:p><text:span text:style-name="T4">Delete </text:span><text:span text:style-name="T4">Metadata</text:span></text:p>
            <text:p><text:span text:style-name="T6">- </text:span><text:span text:style-name="T15">Click </text:span><text:span text:style-name="T15">corresponding </text:span><text:span text:style-name="T15">Delete icon of </text:span><text:span text:style-name="T15">Metadata you </text:span><text:span text:style-name="T15">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</text:span><text:span text:style-name="T4">view</text:span></text:p>
            <text:p><text:span text:style-name="T15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</text:span><text:span text:style-name="T10">corresponding </text:span><text:span text:style-name="T10">View icon of </text:span><text:span text:style-name="T10">View you want </text:span><text:span text:style-name="T10">to view</text:span></text:p>
            <text:p><text:span text:style-name="T4">Edit a View</text:span></text:p>
            <text:p><text:span text:style-name="T15">- Click on </text:span><text:span text:style-name="T15">corresponding </text:span><text:span text:style-name="T15">Edit icon of </text:span><text:span text:style-name="T15">View you want </text:span><text:span text:style-name="T15">to edit</text:span></text:p>
            <text:p><text:span text:style-name="T15">- Perform to </text:span><text:span text:style-name="T15">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</text:span><text:span text:style-name="T4">drive </text:span></text:p>
            <text:p><text:span text:style-name="T15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</text:span><text:span text:style-name="T6">Content </text:span><text:span text:style-name="T6">Administratio</text:span><text:span text:style-name="T6">n/Content </text:span><text:span text:style-name="T6">Types/Names</text:span><text:span text:style-name="T6">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</text:span><text:span text:style-name="T4">node type</text:span></text:p>
            <text:p><text:span text:style-name="T15">- Go to</text:span><text:span text:style-name="T6"> </text:span><text:span text:style-name="T6">Content </text:span><text:span text:style-name="T6">Administratio</text:span><text:span text:style-name="T6">n/Content </text:span><text:span text:style-name="T6">Types </text:span><text:span text:style-name="T6">o/Manage </text:span><text:span text:style-name="T6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</text:span><text:span text:style-name="T4">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</text:span><text:span text:style-name="T6">Content </text:span><text:span text:style-name="T6">Administratio</text:span><text:span text:style-name="T6">n/Advanced </text:span><text:span text:style-name="T6">configuration/</text:span><text:span text:style-name="T6">manage </text:span><text:span text:style-name="T6">Queries</text:span></text:p>
            <text:p><text:span text:style-name="T15">- Click on Add </text:span><text:span text:style-name="T15">Query button</text:span></text:p>
            <text:p><text:span text:style-name="T15">- Input all </text:span><text:span text:style-name="T15">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</text:span><text:span text:style-name="T15">this query of a </text:span><text:span text:style-name="T15">query, perform </text:span><text:span text:style-name="T15">to edit</text:span></text:p>
            <text:p><text:span text:style-name="T6">Delete Query</text:span></text:p>
            <text:p><text:span text:style-name="T6">- </text:span><text:span text:style-name="T15">Click on </text:span><text:span text:style-name="T15">Delete this </text:span><text:span text:style-name="T15">query icon of a </text:span><text:span text:style-name="T15">query</text:span></text:p>
            <text:p><text:span text:style-name="T15">- Click Ok to </text:span><text:span text:style-name="T15">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</text:span><text:span text:style-name="T6">Content </text:span><text:span text:style-name="T6">Administratio</text:span><text:span text:style-name="T6">n/Advanced </text:span><text:span text:style-name="T6">configuration/</text:span><text:span text:style-name="T6">Manage script</text:span></text:p>
            <text:p><text:span text:style-name="T10">- Click Add </text:span><text:span text:style-name="T10">button and </text:span><text:span text:style-name="T10">input </text:span><text:span text:style-name="T10">information for </text:span><text:span text:style-name="T10">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</text:span><text:span text:style-name="T15">of a Script, </text:span><text:span text:style-name="T15">perform to edit</text:span></text:p>
            <text:p><text:span text:style-name="T4">Delete script</text:span></text:p>
            <text:p><text:span text:style-name="T4">- </text:span><text:span text:style-name="T10">Click on </text:span><text:span text:style-name="T10">Delete icon of </text:span><text:span text:style-name="T10">a script</text:span></text:p>
            <text:p><text:span text:style-name="T10">- Click OK to </text:span><text:span text:style-name="T10">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9">- Go to </text:span><text:span text:style-name="T27">Content </text:span><text:span text:style-name="T27">Administratio</text:span><text:span text:style-name="T27">n/Advanced </text:span><text:span text:style-name="T27">configuration/</text:span><text:span text:style-name="T27">Manage </text:span><text:span text:style-name="T27">Action</text:span></text:p>
            <text:p><text:span text:style-name="T29">- Click on Add </text:span><text:span text:style-name="T29">button</text:span></text:p>
            <text:p><text:span text:style-name="T29">- Input </text:span><text:span text:style-name="T29">required fields</text:span></text:p>
            <text:p><text:span text:style-name="T2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</text:span><text:span text:style-name="T10">explorer : </text:span><text:span text:style-name="T10">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</text:span><text:span text:style-name="T10">Manage lock </text:span><text:span text:style-name="T10">tab</text:span></text:p>
            <text:p><text:span text:style-name="T10">- Perform to </text:span><text:span text:style-name="T10">add some </text:span><text:span text:style-name="T10">group user </text:span><text:span text:style-name="T10">which have </text:span><text:span text:style-name="T10">permission to </text:span><text:span text:style-name="T10">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</text:span><text:span text:style-name="T4">Validation</text:span> folder</text:p>
            <text:p>- Login by user is in validator:/platform/administrators group</text:p>
            <text:p>- Go to <text:span text:style-name="T4">Business </text:span><text:span text:style-name="T4">Process </text:span><text:span text:style-name="T4">Controller → </text:span><text:span text:style-name="T4">Task </text:span><text:span text:style-name="T4">Controller</text:span></text:p>
            <text:p>- Click on <text:span text:style-name="T4">Manage</text:span> of content publishing process</text:p>
            <text:p>- Select <text:span text:style-name="T4">Start </text:span><text:span text:style-name="T4">date</text:span> and <text:span text:style-name="T4">End </text:span><text:span text:style-name="T4">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</text:span><text:span text:style-name="T15">drive in </text:span><text:span text:style-name="T15">Collaboration </text:span><text:span text:style-name="T15">workspace</text:span></text:p>
            <text:p><text:span text:style-name="T5">- Login by </text:span><text:span text:style-name="T5">normal user, </text:span><text:span text:style-name="T5">add a </text:span><text:span text:style-name="T5">document in</text:span><text:span text:style-name="T6"> </text:span><text:span text:style-name="T6">Validation</text:span><text:span text:style-name="T5"> </text:span><text:span text:style-name="T5">folder</text:span></text:p>
            <text:p><text:span text:style-name="T5">- Login by user </text:span><text:span text:style-name="T5">is in </text:span><text:span text:style-name="T5">validator:/platf</text:span><text:span text:style-name="T5">orm/administra</text:span><text:span text:style-name="T5">tors group</text:span>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</text:span><text:span text:style-name="T5"> of </text:span><text:span text:style-name="T5">content </text:span><text:span text:style-name="T5">publishing </text:span><text:span text:style-name="T5">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</text:span><text:span text:style-name="T4">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</text:span><text:span text:style-name="T15">drive in </text:span><text:span text:style-name="T15">Collaboration </text:span><text:span text:style-name="T15">workspace</text:span></text:p>
            <text:p><text:span text:style-name="T5">- Login by </text:span><text:span text:style-name="T5">normal user, </text:span><text:span text:style-name="T5">add a </text:span><text:span text:style-name="T5">document in</text:span><text:span text:style-name="T6"> </text:span><text:span text:style-name="T6">Validation</text:span><text:span text:style-name="T5"> </text:span><text:span text:style-name="T5">folder</text:span></text:p>
            <text:p><text:span text:style-name="T5">- Login by user </text:span><text:span text:style-name="T5">is in </text:span><text:span text:style-name="T5">validator:/platf</text:span><text:span text:style-name="T5">orm/administra</text:span><text:span text:style-name="T5">tors group</text:span>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</text:span><text:span text:style-name="T5"> of </text:span><text:span text:style-name="T5">content </text:span><text:span text:style-name="T5">publishing </text:span><text:span text:style-name="T5">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</text:span><text:span text:style-name="T15">drive in </text:span><text:span text:style-name="T15">Collaboration </text:span><text:span text:style-name="T15">workspace</text:span></text:p>
            <text:p><text:span text:style-name="T5">- Login by </text:span><text:span text:style-name="T5">normal user, </text:span><text:span text:style-name="T5">add a </text:span><text:span text:style-name="T5">document in</text:span><text:span text:style-name="T6"> </text:span><text:span text:style-name="T6">Validation</text:span><text:span text:style-name="T5"> </text:span><text:span text:style-name="T5">folder</text:span></text:p>
            <text:p><text:span text:style-name="T5">- Login by user </text:span><text:span text:style-name="T5">is in </text:span><text:span text:style-name="T5">validator:/platf</text:span><text:span text:style-name="T5">orm/administra</text:span><text:span text:style-name="T5">tors group</text:span>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</text:span><text:span text:style-name="T5"> of </text:span><text:span text:style-name="T5">content </text:span><text:span text:style-name="T5">publishing </text:span><text:span text:style-name="T5">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</text:span><text:span text:style-name="T5">orm/administra</text:span><text:span text:style-name="T5">tors</text:span> group</text:p>
            <text:p><text:span text:style-name="T30">- Go to </text:span><text:span text:style-name="T17">Business </text:span><text:span text:style-name="T17">Process </text:span><text:span text:style-name="T17">Controller → </text:span><text:span text:style-name="T17">Task </text:span><text:span text:style-name="T17">Controller</text:span></text:p>
            <text:p><text:span text:style-name="T5">- Click on </text:span><text:span text:style-name="T6">Manage </text:span><text:span text:style-name="T15">of </text:span><text:span text:style-name="T15">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</text:span><text:span text:style-name="T15">Is in … group</text:span></text:p>
            <text:p><text:span text:style-name="T15">- Open form to </text:span><text:span text:style-name="T15">read process </text:span><text:span text:style-name="T15">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</text:span><text:span text:style-name="T5">orm/administra</text:span><text:span text:style-name="T5">tors</text:span> group</text:p>
            <text:p><text:span text:style-name="T30">- Go to </text:span><text:span text:style-name="T17">Business </text:span><text:span text:style-name="T17">Process </text:span><text:span text:style-name="T17">Controller → </text:span><text:span text:style-name="T17">Task </text:span><text:span text:style-name="T17">Controller</text:span></text:p>
            <text:p><text:span text:style-name="T5">- Click on </text:span><text:span text:style-name="T6">Manage </text:span><text:span text:style-name="T15">of </text:span><text:span text:style-name="T15">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</text:span><text:span text:style-name="T5">orm/administra</text:span><text:span text:style-name="T5">tors </text:span>group</text:p>
            <text:p><text:span text:style-name="T30">- Go to </text:span><text:span text:style-name="T17">Business </text:span><text:span text:style-name="T17">Process </text:span><text:span text:style-name="T17">Controller → </text:span><text:span text:style-name="T17">Task </text:span><text:span text:style-name="T17">Controller</text:span></text:p>
            <text:p><text:span text:style-name="T5">- Click on </text:span><text:span text:style-name="T6">Manage </text:span><text:span text:style-name="T15">of </text:span><text:span text:style-name="T15">Holiday </text:span><text:span text:style-name="T15">process</text:span></text:p>
            <text:p><text:span text:style-name="T15">- Click on </text:span><text:span text:style-name="T6">Approve</text:span><text:span text:style-name="T15"> </text:span><text:span text:style-name="T15">button</text:span></text:p>
            <text:p><text:span text:style-name="T15">- Login by use </text:span><text:span text:style-name="T15">Is in </text:span><text:span text:style-name="T15">validator:/platf</text:span><text:span text:style-name="T15">orm/administra</text:span><text:span text:style-name="T15">tors group</text:span></text:p>
            <text:p><text:span text:style-name="T15">- Open form to </text:span><text:span text:style-name="T15">read process </text:span><text:span text:style-name="T15">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</text:span><text:span text:style-name="T5">orm/administra</text:span><text:span text:style-name="T5">tors </text:span>group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 </text:span><text:span text:style-name="T15">of </text:span><text:span text:style-name="T15">Holiday </text:span><text:span text:style-name="T15">process</text:span></text:p>
            <text:p><text:span text:style-name="T15">- Click on </text:span><text:span text:style-name="T6">Disapprove</text:span><text:span text:style-name="T15"> </text:span><text:span text:style-name="T15">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</text:span><text:span text:style-name="T5">orm/administra</text:span><text:span text:style-name="T5">tors </text:span>group</text:p>
            <text:p><text:span text:style-name="T30">- Go to </text:span><text:span text:style-name="T17">Business </text:span><text:span text:style-name="T17">Process </text:span><text:span text:style-name="T17">Controller → </text:span><text:span text:style-name="T17">Task </text:span><text:span text:style-name="T17">Controller</text:span></text:p>
            <text:p><text:span text:style-name="T5">- Click on </text:span><text:span text:style-name="T6">Manage </text:span><text:span text:style-name="T15">of </text:span><text:span text:style-name="T15">Holiday </text:span><text:span text:style-name="T15">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</text:span><text:span text:style-name="T33">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12/22/2010</text:date>, <text:time>16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22T16:31:06</dc:date>
    <dc:creator>hanhly </dc:creator>
    <meta:editing-duration>PT17H50M34S</meta:editing-duration>
    <meta:editing-cycles>53</meta:editing-cycles>
    <meta:generator>OpenOffice.org/3.1$Linux OpenOffice.org_project/310m19$Build-9420</meta:generator>
    <meta:document-statistic meta:table-count="3" meta:cell-count="1659" meta:object-count="0"/>
  </office:meta>
</office:document-meta>
</file>